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05" officeooo:paragraph-rsid="003e2050"/>
    </style:style>
    <style:style style:name="P2" style:family="paragraph" style:parent-style-name="Standard">
      <style:text-properties fo:font-style="normal" officeooo:rsid="001c5c4f" officeooo:paragraph-rsid="00363ca6" style:font-style-asian="normal" style:font-style-complex="normal"/>
    </style:style>
    <style:style style:name="P3" style:family="paragraph" style:parent-style-name="Standard">
      <style:text-properties fo:font-style="normal" officeooo:rsid="001c5c4f" officeooo:paragraph-rsid="003e2050" style:font-style-asian="normal" style:font-style-complex="normal"/>
    </style:style>
    <style:style style:name="P4" style:family="paragraph" style:parent-style-name="Standard">
      <style:text-properties fo:font-style="normal" officeooo:rsid="001ca5b6" officeooo:paragraph-rsid="00363ca6" style:font-style-asian="normal" style:font-style-complex="normal"/>
    </style:style>
    <style:style style:name="P5" style:family="paragraph" style:parent-style-name="Standard">
      <style:text-properties fo:font-style="normal" officeooo:rsid="001ca5b6" officeooo:paragraph-rsid="003e2050" style:font-style-asian="normal" style:font-style-complex="normal"/>
    </style:style>
    <style:style style:name="P6" style:family="paragraph" style:parent-style-name="Standard">
      <style:text-properties fo:font-style="normal" officeooo:rsid="001e1073" officeooo:paragraph-rsid="00363ca6" style:font-style-asian="normal" style:font-style-complex="normal"/>
    </style:style>
    <style:style style:name="P7" style:family="paragraph" style:parent-style-name="Standard">
      <style:text-properties fo:font-style="normal" officeooo:rsid="0022a9ce" officeooo:paragraph-rsid="00363ca6" style:font-style-asian="normal" style:font-style-complex="normal"/>
    </style:style>
    <style:style style:name="P8" style:family="paragraph" style:parent-style-name="Standard">
      <style:text-properties fo:font-style="normal" officeooo:rsid="0024df30" officeooo:paragraph-rsid="00363ca6" style:font-style-asian="normal" style:font-style-complex="normal"/>
    </style:style>
    <style:style style:name="P9" style:family="paragraph" style:parent-style-name="Standard">
      <style:text-properties fo:font-style="normal" officeooo:rsid="0025dd94" officeooo:paragraph-rsid="00363ca6" style:font-style-asian="normal" style:font-style-complex="normal"/>
    </style:style>
    <style:style style:name="P10" style:family="paragraph" style:parent-style-name="Standard">
      <style:text-properties fo:font-style="normal" officeooo:rsid="0027af28" officeooo:paragraph-rsid="00363ca6" style:font-style-asian="normal" style:font-style-complex="normal"/>
    </style:style>
    <style:style style:name="P11" style:family="paragraph" style:parent-style-name="Standard">
      <style:text-properties fo:font-style="normal" officeooo:rsid="002a2847" officeooo:paragraph-rsid="00363ca6" style:font-style-asian="normal" style:font-style-complex="normal"/>
    </style:style>
    <style:style style:name="P12" style:family="paragraph" style:parent-style-name="Standard">
      <style:text-properties fo:font-style="normal" officeooo:rsid="002c960c" officeooo:paragraph-rsid="00363ca6" style:font-style-asian="normal" style:font-style-complex="normal"/>
    </style:style>
    <style:style style:name="P13" style:family="paragraph" style:parent-style-name="Standard">
      <style:text-properties fo:font-style="normal" officeooo:rsid="002d8e32" officeooo:paragraph-rsid="002d8e32" style:font-style-asian="normal" style:font-style-complex="normal"/>
    </style:style>
    <style:style style:name="P14" style:family="paragraph" style:parent-style-name="Standard">
      <style:text-properties fo:font-style="normal" officeooo:rsid="002d8e32" officeooo:paragraph-rsid="00363ca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2d8e32" officeooo:paragraph-rsid="002d8e32" style:font-style-asian="normal" style:font-style-complex="normal"/>
    </style:style>
    <style:style style:name="P16" style:family="paragraph" style:parent-style-name="Standard">
      <style:text-properties fo:font-style="normal" officeooo:rsid="002f6c74" officeooo:paragraph-rsid="002f6c74" style:font-style-asian="normal" style:font-style-complex="normal"/>
    </style:style>
    <style:style style:name="P17" style:family="paragraph" style:parent-style-name="Standard">
      <style:text-properties fo:font-style="normal" officeooo:rsid="003060d5" officeooo:paragraph-rsid="003060d5" style:font-style-asian="normal" style:font-style-complex="normal"/>
    </style:style>
    <style:style style:name="P18" style:family="paragraph" style:parent-style-name="Standard">
      <style:text-properties fo:font-style="normal" officeooo:rsid="0032e5b2" officeooo:paragraph-rsid="0032e5b2" style:font-style-asian="normal" style:font-style-complex="normal"/>
    </style:style>
    <style:style style:name="P19" style:family="paragraph" style:parent-style-name="Standard">
      <style:text-properties fo:font-style="normal" officeooo:rsid="0032e5b2" officeooo:paragraph-rsid="00363ca6" style:font-style-asian="normal" style:font-style-complex="normal"/>
    </style:style>
    <style:style style:name="P20" style:family="paragraph" style:parent-style-name="Standard">
      <style:text-properties fo:font-style="normal" officeooo:rsid="0034691e" officeooo:paragraph-rsid="00363ca6" style:font-style-asian="normal" style:font-style-complex="normal"/>
    </style:style>
    <style:style style:name="P21" style:family="paragraph" style:parent-style-name="Standard">
      <style:text-properties fo:font-style="normal" officeooo:rsid="00363ca6" officeooo:paragraph-rsid="00363ca6" style:font-style-asian="normal" style:font-style-complex="normal"/>
    </style:style>
    <style:style style:name="P22" style:family="paragraph" style:parent-style-name="Standard">
      <style:text-properties fo:font-style="normal" officeooo:rsid="0039aa75" officeooo:paragraph-rsid="0039aa75" style:font-style-asian="normal" style:font-style-complex="normal"/>
    </style:style>
    <style:style style:name="P23" style:family="paragraph" style:parent-style-name="Standard">
      <style:text-properties fo:font-style="normal" officeooo:rsid="0039aa75" officeooo:paragraph-rsid="003af252" style:font-style-asian="normal" style:font-style-complex="normal"/>
    </style:style>
    <style:style style:name="P24" style:family="paragraph" style:parent-style-name="Standard">
      <style:text-properties fo:font-style="normal" officeooo:rsid="003af252" officeooo:paragraph-rsid="003af252" style:font-style-asian="normal" style:font-style-complex="normal"/>
    </style:style>
    <style:style style:name="P25" style:family="paragraph" style:parent-style-name="Standard">
      <style:text-properties fo:font-style="normal" officeooo:rsid="003e2050" officeooo:paragraph-rsid="003e2050" style:font-style-asian="normal" style:font-style-complex="normal"/>
    </style:style>
    <style:style style:name="P26" style:family="paragraph" style:parent-style-name="Standard">
      <style:text-properties fo:font-style="normal" officeooo:rsid="003e9a41" officeooo:paragraph-rsid="003e9a41" style:font-style-asian="normal" style:font-style-complex="normal"/>
    </style:style>
    <style:style style:name="P27" style:family="paragraph" style:parent-style-name="Standard">
      <style:text-properties fo:font-style="normal" fo:font-weight="bold" officeooo:rsid="0039aa75" officeooo:paragraph-rsid="0039aa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c2c1f" officeooo:paragraph-rsid="003c2c1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normal" officeooo:rsid="003c2c1f" officeooo:paragraph-rsid="003c2c1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c5c4f" officeooo:paragraph-rsid="003e205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italic" officeooo:rsid="0032e5b2" officeooo:paragraph-rsid="00363ca6" style:font-style-asian="italic" style:font-style-complex="italic"/>
    </style:style>
    <style:style style:name="P32" style:family="paragraph" style:parent-style-name="Standard">
      <style:paragraph-properties fo:break-before="page"/>
      <style:text-properties fo:font-style="normal" officeooo:rsid="0032e5b2" officeooo:paragraph-rsid="00363ca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officeooo:rsid="001f63c9"/>
    </style:style>
    <style:style style:name="T5" style:family="text">
      <style:text-properties officeooo:rsid="0020e464"/>
    </style:style>
    <style:style style:name="T6" style:family="text">
      <style:text-properties officeooo:rsid="002367f0"/>
    </style:style>
    <style:style style:name="T7" style:family="text">
      <style:text-properties fo:font-style="normal" officeooo:rsid="0025dd94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17320" style:font-weight-asian="normal" style:font-weight-complex="normal"/>
    </style:style>
    <style:style style:name="T15" style:family="text">
      <style:text-properties style:text-underline-style="none" fo:font-weight="normal" officeooo:rsid="0032e5b2" style:font-weight-asian="normal" style:font-weight-complex="normal"/>
    </style:style>
    <style:style style:name="T16" style:family="text">
      <style:text-properties style:text-underline-style="none" fo:font-weight="normal" officeooo:rsid="0034691e" style:font-weight-asian="normal" style:font-weight-complex="normal"/>
    </style:style>
    <style:style style:name="T17" style:family="text">
      <style:text-properties style:text-underline-style="none" fo:font-weight="normal" officeooo:rsid="00363ca6" style:font-weight-asian="normal" style:font-weight-complex="normal"/>
    </style:style>
    <style:style style:name="T18" style:family="text">
      <style:text-properties style:text-underline-style="none" fo:font-weight="normal" officeooo:rsid="0037dbcf" style:font-weight-asian="normal" style:font-weight-complex="normal"/>
    </style:style>
    <style:style style:name="T19" style:family="text">
      <style:text-properties style:text-underline-style="none" fo:font-weight="normal" officeooo:rsid="0039733b" style:font-weight-asian="normal" style:font-weight-complex="normal"/>
    </style:style>
    <style:style style:name="T20" style:family="text">
      <style:text-properties style:text-underline-style="none" fo:font-weight="normal" officeooo:rsid="0039aa75" style:font-weight-asian="normal" style:font-weight-complex="normal"/>
    </style:style>
    <style:style style:name="T21" style:family="text">
      <style:text-properties style:text-underline-style="none" fo:font-weight="normal" officeooo:rsid="003af252" style:font-weight-asian="normal" style:font-weight-complex="normal"/>
    </style:style>
    <style:style style:name="T22" style:family="text">
      <style:text-properties style:text-underline-style="none" fo:font-weight="normal" officeooo:rsid="0025dd94" style:font-weight-asian="normal" style:font-weight-complex="normal"/>
    </style:style>
    <style:style style:name="T23" style:family="text">
      <style:text-properties style:text-underline-style="none" fo:font-weight="normal" officeooo:rsid="003bfb8f" style:font-weight-asian="normal" style:font-weight-complex="normal"/>
    </style:style>
    <style:style style:name="T24" style:family="text">
      <style:text-properties style:text-underline-style="none" fo:font-weight="normal" officeooo:rsid="003c2c1f" style:font-weight-asian="normal" style:font-weight-complex="normal"/>
    </style:style>
    <style:style style:name="T25" style:family="text">
      <style:text-properties style:text-underline-style="none" fo:font-weight="normal" officeooo:rsid="003e9a41" style:font-weight-asian="normal" style:font-weight-complex="normal"/>
    </style:style>
    <style:style style:name="T26" style:family="text">
      <style:text-properties style:text-underline-style="none" officeooo:rsid="00363ca6"/>
    </style:style>
    <style:style style:name="T27" style:family="text">
      <style:text-properties style:text-underline-style="none" officeooo:rsid="003cdd8c"/>
    </style:style>
    <style:style style:name="T28" style:family="text">
      <style:text-properties style:text-underline-style="none" officeooo:rsid="003e20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8">Manuale</text:span></text:p>
      <text:p text:style-name="P13"/>
      <text:p text:style-name="P13">La macchina per la misurazione dell’ RCT di un materiale richiede di: poter impostare la temperatura del piano riscaldato e dell’ambiente. Una volta posto il materiale sopra al piano e richiuso lo sportello la macchina deve raggiungere le temperature impostate e elaborando i dati acquisiti ricavare i valori RCT e CLO del materiale.</text:p>
      <text:p text:style-name="P13"/>
      <text:p text:style-name="P16">Per poter eseguire una rilevazione per prima cosa <text:span text:style-name="T1">spegnere il dispositivo</text:span> se non già spento. Per poterlo spegnere abbassare la leva del differenziale indicata con l’etichetta <text:span text:style-name="T8">SUPPLY</text:span><text:span text:style-name="T9">. </text:span></text:p>
      <text:p text:style-name="P16"><text:span text:style-name="T9">Aprire</text:span> lo sportello e posizionare il materiale al di sopra del piatto. Richiudere correttamente lo sportello e alzare la leva <text:span text:style-name="T8">SUPPLY</text:span><text:span text:style-name="T9">. </text:span></text:p>
      <text:p text:style-name="P16"><text:span text:style-name="T9"/></text:p>
      <text:p text:style-name="P16"><text:span text:style-name="T9">A questo punto la macchina mostra a </text:span><text:span text:style-name="T2">display </text:span><text:span text:style-name="T9">che è entrata nello stato </text:span><text:span text:style-name="T8">IDLE</text:span><text:span text:style-name="T9"> che consente all’operatore di impostare la temperatura della camera e la temperatura del corpo attraverso i bottoni <text:s/>indicati rispettivamente con </text:span><text:span text:style-name="T8">AMB </text:span><text:span text:style-name="T9">e </text:span><text:span text:style-name="T8">PIATTO</text:span><text:span text:style-name="T9">.</text:span></text:p>
      <text:p text:style-name="P16"><text:span text:style-name="T9"/></text:p>
      <text:p text:style-name="P16"><text:span text:style-name="T9">Nello stato </text:span><text:span text:style-name="T8">IDLE </text:span><text:span text:style-name="T9">la macchina monitora solamente i valori, il piatto riscaldante e il compressore non <text:s/>vengono attivati.</text:span></text:p>
      <text:p text:style-name="P16"><text:span text:style-name="T9"/></text:p>
      <text:p text:style-name="P17"><text:span text:style-name="T9">Una volta settata la temperatura desiderata è possibile premendo </text:span><text:span text:style-name="T10">a fondo</text:span><text:span text:style-name="T12"> </text:span><text:span text:style-name="T13">il bottone </text:span><text:span text:style-name="T12">NEXT</text:span><text:span text:style-name="T13">, questo farà passare lo stato del sistema allo stato </text:span><text:span text:style-name="T12">HEATING</text:span><text:span text:style-name="T13">.</text:span></text:p>
      <text:p text:style-name="P17"><text:span text:style-name="T13"/></text:p>
      <text:p text:style-name="P17"><text:span text:style-name="T13">Da ora in poi la macchina non richiede più l’intervento di un operatore ed è completamente autonoma. </text:span></text:p>
      <text:p text:style-name="P17"><text:span text:style-name="T13">Nello stato </text:span><text:span text:style-name="T12">HEATING</text:span><text:span text:style-name="T13"> prima viene fatta raffreddare la camera climatica alla temperatura impostata, </text:span><text:span text:style-name="T14">quando la temperatura </text:span><text:span text:style-name="T15">rimane stabile viene acceso in modo graduale il piatto riscaldato.</text:span></text:p>
      <text:p text:style-name="P18"><text:span text:style-name="T13">Una volta che vengono rilevate 10 misurazioni in cui la mediana rilevata dalla temperatura del piatto e della camera oscillano in un intorno della temperatura impostata la macchina passa nello stato di </text:span><text:span text:style-name="T12">MEASURAMENT</text:span><text:span text:style-name="T13">.</text:span></text:p>
      <text:p text:style-name="P18"><text:span text:style-name="T13"/></text:p>
      <text:p text:style-name="P18"><text:span text:style-name="T13">In quest’ ultimo stato la macchina, che ha raggiunto uno stato stabile, esegue 40 rilevazioni della potenza utilizzata </text:span><text:span text:style-name="T16">e una volta superate le 40 rilevazioni restituisce la mediana delle più recenti 40 rilevazioni.</text:span></text:p>
      <text:p text:style-name="P18"><text:span text:style-name="T16"/></text:p>
      <text:p text:style-name="P20"><text:span text:style-name="T13">Al termine delle rilevazioni è possibile spegnere la macchina tramite la leva </text:span><text:span text:style-name="T12">SUPPLY </text:span><text:span text:style-name="T13">aspettando lo spegnimento completo del </text:span><text:span text:style-name="T12">DISPLAY </text:span><text:span text:style-name="T13">per poter rieffettuare </text:span><text:span text:style-name="T17">una nuova misura.</text:span><text:span text:style-name="T13"> </text:span></text:p>
      <text:p text:style-name="P18"><text:span text:style-name="T13"/></text:p>
      <text:p text:style-name="P18"><text:span text:style-name="T13"/></text:p>
      <text:p text:style-name="P32"><text:span text:style-name="T17">Scelte progettuali:</text:span></text:p>
      <text:p text:style-name="P19"><text:span text:style-name="T17"/></text:p>
      <text:p text:style-name="P27"><text:span text:style-name="T26">S</text:span><text:span text:style-name="T11">oftware</text:span></text:p>
      <text:p text:style-name="P1"/>
      <text:p text:style-name="P1">Si è scelto di adottare una metodologia bottom-up con un primo obiettivo di realizzare un software o sketch che possa testare i singoli componenti.</text:p>
      <text:p text:style-name="P1">Per far ciò si sono sviluppati i componenti software che mappassero i componenti collegati alla scheda di controllo Arduino quali NTC, piastre riscaldanti, teleruttori, display e bottoni.</text:p>
      <text:p text:style-name="P1">Una volta costruiti i singoli componenti si è realizzato il programma che usasse ogni componente in modo che, una volta applicata la scheda alla macchina, si sarebbe potuto testare il funzionamento di ogni singolo componente.<text:span text:style-name="T1"> Questo codice verrà utilizzato per controllare che durante lo spostamento della macchina da un luogo ad un altro non si sia interrotto nessun cavo e che ogni componente non abbia smesso di funzionare.</text:span></text:p>
      <text:p text:style-name="P1"><text:span text:style-name="T1"/></text:p>
      <text:p text:style-name="P5">E’ stata prevista anche la presenza di procedure automatiche di spegnimento nel caso di interruzione <text:s/>del collegamento con i sensori di temperatura per poter evitare il surriscaldamento eccessivo del piano riscaldante.</text:p>
      <text:p text:style-name="P5"/>
      <text:p text:style-name="P3">Una volta progettate le classi o componenti che rappresentano gli elementi reali si è deciso di inglobarli nei singoli controlli (Proporzionale-Integrativo-Derivativo con isteresi e senza) per la gestione della camera climatica(1) e delle componenti riscaldanti(2).</text:p>
      <text:p text:style-name="P30"><text:span text:style-name="T11"/></text:p>
      <text:p text:style-name="P21"><text:span text:style-name="T13">Per indicare la dispersione delle rilevazioni intorno alla media non viene usat</text:span><text:span text:style-name="T18">a</text:span><text:span text:style-name="T13"> la deviazione standard ma il coefficiente di variazione.</text:span></text:p>
      <text:p text:style-name="P21"><text:span text:style-name="T19">Più</text:span><text:span text:style-name="T13"> si avvicina allo zero più le rilevazioni sono nell’intorno della media </text:span><text:span text:style-name="T20">e quindi le rilevazioni sono stabili.</text:span></text:p>
      <text:p text:style-name="P21"><text:span text:style-name="T13"/></text:p>
      <text:p text:style-name="P31"><text:a xlink:type="simple" xlink:href="https://it.wikipedia.org/wiki/Coefficiente_di_variazione" text:style-name="Internet_20_link" text:visited-style-name="Visited_20_Internet_20_Link"><text:span text:style-name="T13">https://it.wikipedia.org/wiki/Coefficiente_di_variazione</text:span></text:a></text:p>
      <text:p text:style-name="P31"><text:span text:style-name="T13"/></text:p>
      <text:p text:style-name="P22"><text:span text:style-name="T13">Per filtrare i valori della potenza e temperatura ottenuta dai sensori viene usata la mediana che fornisce un risultato più attendibile rispetto alla media in quanto è meno sensibile a valori lontani dalla media.</text:span></text:p>
      <text:p text:style-name="P22"><text:span text:style-name="T13"/></text:p>
      <text:p text:style-name="P22"><text:span text:style-name="T13"/></text:p>
      <text:p text:style-name="P23"><text:span text:style-name="T13">Per effettuare la regolazione del piatto riscaldante e della camera climatica si è deciso di implementare un controllore PID anagolico ed uno discreto </text:span><text:span text:style-name="T21">inoltre è <text:s/>stata implementata una nuova funzionalità di controllo (proportional on measurement </text:span><text:a xlink:type="simple" xlink:href="http://brettbeauregard.com/blog/2017/06/introducing-proportional-on-measurement/" text:style-name="Internet_20_link" text:visited-style-name="Visited_20_Internet_20_Link"><text:span text:style-name="T22">http://brettbeauregard.com/blog/2017/06/introducing-proportional-on-measurement/</text:span></text:a></text:p>
      <text:p text:style-name="P23"><text:span text:style-name="T21">).</text:span></text:p>
      <text:p text:style-name="P22"><text:span text:style-name="T13"/></text:p>
      <text:p text:style-name="P22"><text:span text:style-name="T13">I bottoni sono dotati di software anti-rimbalzo dove è settabile a piacere la frequenza di lettura.</text:span></text:p>
      <text:p text:style-name="P22"><text:span text:style-name="T13"/></text:p>
      <text:p text:style-name="P24"><text:span text:style-name="T13">Le fasi di display e invio al pc tramite USB dei dati è stato minimizzato, questo consente di avere un sistema più reattivo: anche per quanto riguarda l’utilizzo di display è stata prevista la possibilità di scegliere la frequenza di aggiornamento della schermata.</text:span></text:p>
      <text:p text:style-name="P24"><text:span text:style-name="T13"/></text:p>
      <text:p text:style-name="P24"><text:span text:style-name="T13">Per il display è stato pensato di sviluppare un sistema a finestre </text:span><text:span text:style-name="T23">ed</text:span><text:span text:style-name="T13"> in modo ciclico è possibile scegliere quali elementi far mostrare sullo schermo.</text:span></text:p>
      <text:p text:style-name="P24"><text:span text:style-name="T13"/></text:p>
      <text:p text:style-name="P24"><text:span text:style-name="T13">Si è implementata la possibilità di limitare la potenza fornita ai piatti per </text:span><text:span text:style-name="T24">evitare l’effetto “overshoot” dei controlli pid.</text:span></text:p>
      <text:p text:style-name="P24"><text:span text:style-name="T24"/></text:p>
      <text:p text:style-name="P28"><text:soft-page-break/><text:span text:style-name="T11">Hardware</text:span></text:p>
      <text:p text:style-name="P28"><text:span text:style-name="T11"/></text:p>
      <text:p text:style-name="P29"><text:span text:style-name="T11">E’ stata </text:span><text:span text:style-name="T28">progettata una nuova</text:span><text:span text:style-name="T11"> scheda di controllo e sono stati eliminati tutti i fili </text:span><text:span text:style-name="T3">pinwire</text:span><text:span text:style-name="T11"> </text:span><text:span text:style-name="T27">con esclusione de</text:span><text:span text:style-name="T11">l connettore del display: </text:span><text:span text:style-name="T27">ora accidentalmente è più difficile rimuovere un filo collegato.</text:span></text:p>
      <text:p text:style-name="P22"><text:span text:style-name="T13"/></text:p>
      <text:p text:style-name="P25"><text:span text:style-name="T13">Per gestire l’accensione e lo spegnimento della ventola di areazione e dei componenti riscaldanti si è utilizzato un mosfet ttl (</text:span><text:a xlink:type="simple" xlink:href="https://www.sparkfun.com/products/10213" text:style-name="Internet_20_link" text:visited-style-name="Visited_20_Internet_20_Link">https://www.sparkfun.com/products/10213</text:a><text:span text:style-name="T13">) <text:s/>da sovradimensionato per le correnti in gioco. Questo consente di avere maggiori certezze sulla potenza erogata dal piano riscaldante.</text:span></text:p>
      <text:p text:style-name="P25"><text:span text:style-name="T13"/></text:p>
      <text:p text:style-name="P25"><text:span text:style-name="T13"/></text:p>
      <text:p text:style-name="P25"><text:span text:style-name="T13">La componente che governa l’accensione e lo spegnimento del compressore del frigo è rimasta invariata.</text:span></text:p>
      <text:p text:style-name="P25"><text:span text:style-name="T13"/></text:p>
      <text:p text:style-name="P25"><text:span text:style-name="T13">La ventola di raffreddamento è stata riposizionata </text:span><text:span text:style-name="T25">per migliorare il raffreddamento.</text:span></text:p>
      <text:p text:style-name="P25"><text:span text:style-name="T25"/></text:p>
      <text:p text:style-name="P26"><text:span text:style-name="T13">Si è proceduto al ricablaggio completo di tutti i componenti impiegando canaline e scatole di derivazione. </text:span></text:p>
      <text:p text:style-name="P26"><text:span text:style-name="T13"/></text:p>
      <text:p text:style-name="P26"><text:span text:style-name="T13">Sono stati aggiunti dei led di segnalazione per mostrare l’accensione e lo spegnimento dei piatti riscaldanti: non servirà più aprire lo sportello per osservare se i componenti riscaldanti stanno lavorando.</text:span></text:p>
      <text:p text:style-name="P26"><text:span text:style-name="T13"/></text:p>
      <text:p text:style-name="P26"><text:span text:style-name="T13">E’ stato aggiunto un diodo di protezione verso l’alimentazione e un circuito di filtraggio dei disturbi verso le ntc.</text:span></text:p>
      <text:p text:style-name="P12"/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4:43.789382320</meta:creation-date>
    <dc:date>2017-08-25T11:50:44.003885906</dc:date>
    <meta:editing-duration>P1DT1H46M5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879" meta:character-count="5932" meta:non-whitespace-character-count="5080"/>
  </office:meta>
</office:document-meta>
</file>